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insane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あの方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m? That person was...</text:p>
          </table:table-cell>
          <table:table-cell table:number-columns-repeated="1020"/>
        </table:table-row>
        <table:table-row>
          <table:table-cell table:style-name="ce0" office:value-type="string">
            <text:p>確か、あのマッドな人の助手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believe she was the mad scientist's
assistant.</text:p>
          </table:table-cell>
          <table:table-cell table:number-columns-repeated="1020"/>
        </table:table-row>
        <table:table-row>
          <table:table-cell table:style-name="ce0" office:value-type="string">
            <text:p>偵察でもしてたのかな。</text:p>
          </table:table-cell>
          <table:table-cell table:style-name="ce0"/>
          <table:table-cell table:style-name="ce0"/>
          <table:table-cell table:style-name="ce0" office:value-type="string">
            <text:p>I guess she was doing some reconnaissance.</text:p>
          </table:table-cell>
          <table:table-cell table:number-columns-repeated="1020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say, how rude of her to eavesdrop!</text:p>
          </table:table-cell>
          <table:table-cell table:number-columns-repeated="1020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kind of curious about what that assistant
girl's planning. Let's tail her for a b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20:18:46+01:00</meta:creation-date>
    <dc:date>2020-02-29T20:18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